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98" calcext:value-type="float">
            <text:p>1598</text:p>
          </table:table-cell>
          <table:table-cell table:style-name="ce7" table:formula="of:=COUNTIF([.B7:.B999998];&quot;X&quot;)" office:value-type="float" office:value="1399" calcext:value-type="float">
            <text:p>1399</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101" calcext:value-type="float">
            <text:p>10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2" calcext:value-type="float">
            <text:p>182</text:p>
          </table:table-cell>
          <table:table-cell table:style-name="ce25" table:formula="of:=SUM([.B2:.F2])" office:value-type="float" office:value="1709" calcext:value-type="float">
            <text:p>17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13">
          <table:table-cell table:style-name="ce18" table:formula="of:=[.A1597]+1" office:value-type="date" office:date-value="2026-04-22" calcext:value-type="date">
            <text:p>2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de bom trabalho e muita aleg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0">
          <table:table-cell table:style-name="ce18" table:formula="of:=[.A1598]+1" office:value-type="date" office:date-value="2026-04-23" calcext:value-type="date">
            <text:p>23/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ão foi um dia dos melhores, tô me sentindo meio mal, com dores estranhas, até me preocupei sobre uma possível dengue. Ao mesmo tempo, O Senhor me concedeu a bênção de assumir o solo de um louvor apaixonante pra ministrar nesse próximo doming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99]+1" office:value-type="date" office:date-value="2026-04-24" calcext:value-type="date">
            <text:p>24/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Sigo me sentindo meio mal, com dores estranhas e preocupado. Mas, O Senhor também tem provido Suas bênçã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andioca com churrasco.</text:p>
          </table:table-cell>
          <table:table-cell table:number-columns-repeated="1014"/>
        </table:table-row>
        <table:table-row table:style-name="ro6">
          <table:table-cell table:style-name="ce18" table:formula="of:=[.A1600]+1" office:value-type="date" office:date-value="2026-04-25" calcext:value-type="date">
            <text:p>2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e sinto melhor e tivemos um dia abençoado e maravilhoso em família, com muitas alegr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601]+1" office:value-type="date" office:date-value="2026-04-26" calcext:value-type="date">
            <text:p>2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bênçãos dO Senhor têm se multiplicado imensamente, reunião após reunião, culto após culto, Deus tem ministrado através de mim e me usado, como eu tenho p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602]+1" office:value-type="date" office:date-value="2026-04-27" calcext:value-type="date">
            <text:p>2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misericórdias dO Senhor, têm se renovado à cada manhã.</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603]+1" office:value-type="date" office:date-value="2026-04-28" calcext:value-type="date">
            <text:p>2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Voando alto no trabalho, recebi meu novo smartwatch, super conte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number-columns-repeated="1014"/>
        </table:table-row>
        <table:table-row table:style-name="ro3" table:number-rows-repeated="104697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8">00/00/0000</text:date>, <text:time style:data-style-name="N2" text:time-value="20:41:28.8806657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28T20:42:02.127783946</dc:date>
    <meta:editing-duration>P1DT16H51M20S</meta:editing-duration>
    <meta:editing-cycles>1598</meta:editing-cycles>
    <meta:document-statistic meta:table-count="1" meta:cell-count="9662" meta:object-count="0"/>
  </office:meta>
</office:document-meta>
</file>